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c06c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padding="0cm" fo:border="none"/>
    </style:style>
    <style:style style:name="T1" style:family="text">
      <style:text-properties fo:color="#3366ff"/>
    </style:style>
    <style:style style:name="T2" style:family="text">
      <style:text-properties fo:color="#3366ff" officeooo:rsid="0006c06c"/>
    </style:style>
    <style:style style:name="T3" style:family="text">
      <style:text-properties fo:color="#3366ff" officeooo:rsid="0008a8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a87d" style:font-weight-asian="normal" style:font-weight-complex="normal"/>
    </style:style>
    <style:style style:name="T7" style:family="text">
      <style:text-properties officeooo:rsid="0008a87d"/>
    </style:style>
    <style:style style:name="T8" style:family="text">
      <style:text-properties fo:color="#f40000" style:font-name="Times New Roman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téphane Nourry gérant de la société OPTI’HOME , réalise des tests d’étanchéité RT 2012, depuis plus de 30 ans à travers toute la Vendée et les PAYS DE LA LOIRE., dans tous type de bâtiment  et pour tout type de clientèle : <text:s/>institutionnel, collectif, particulier.</text:p>
      <text:p text:style-name="Text_20_body"/>
      <text:p text:style-name="Text_20_body"><text:span text:style-name="T5">Autorisé auprès du <text:s/>MEDDTL( Ministère de l'Écologie, du Développement Durable des Transports et du Logement) et agréé </text:span><text:span text:style-name="Strong_20_Emphasis"><text:span text:style-name="T5">QUALIBAT 8711, <text:s/>Stéphane Nourry est juridiquement indépendant vis à vis <text:s/>notamment de Bureaux d’Etude thermique. </text:span></text:span></text:p>
      <text:p text:style-name="Text_20_body"><text:span text:style-name="Strong_20_Emphasis"/></text:p>
      <text:p text:style-name="Text_20_body"><text:span text:style-name="Strong_20_Emphasis">En choisissant Opti’home pour votre test à l’étanchéité vous vous assurez de :</text:span></text:p>
      <text:p text:style-name="Text_20_body"><text:span text:style-name="Strong_20_Emphasis"/></text:p>
      <text:list xml:id="list1392330984" text:style-name="L1">
        <text:list-item>
          <text:p text:style-name="P4">Réaliser une baisse significative de votre facture énergétique </text:p>
        </text:list-item>
        <text:list-item>
          <text:p text:style-name="P4">D’avoir un meilleur confort dans vos batiments </text:p>
        </text:list-item>
        <text:list-item>
          <text:p text:style-name="P4">De doter vos locaux d’une meilleure stabilité thermique .</text:p>
        </text:list-item>
        <text:list-item>
          <text:p text:style-name="P4">D’avoir une ventilation maîtrisée </text:p>
        </text:list-item>
        <text:list-item>
          <text:p text:style-name="P4"><text:span text:style-name="Strong_20_Emphasis"><text:span text:style-name="T5">D’optimiser la conservation optimale de vos bâtis</text:span></text:span><text:span text:style-name="Strong_20_Emphasis"> 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Stéphane NOURRY est <text:s/>membre du syndicat professionnel SYNEOLE (www.syneole.org) 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3:00:58.988877214</meta:creation-date>
    <meta:generator>LibreOffice/6.0.6.2$Linux_X86_64 LibreOffice_project/00m0$Build-2</meta:generator>
    <dc:date>2018-12-05T13:20:56.647224651</dc:date>
    <meta:editing-duration>PT19M56S</meta:editing-duration>
    <meta:editing-cycles>4</meta:editing-cycles>
    <meta:document-statistic meta:table-count="0" meta:image-count="0" meta:object-count="0" meta:page-count="1" meta:paragraph-count="9" meta:word-count="139" meta:character-count="909" meta:non-whitespace-character-count="772"/>
  </office:meta>
</office:document-meta>
</file>